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80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08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table:number-columns-spanned="5" table:number-rows-spanned="1">
            <text:p>SMARTSOFT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string">
            <text:p>Versión</text:p>
          </table:table-cell>
          <table:table-cell table:style-name="ce2" office:value-type="string">
            <text:p>Objetivo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Duración estimada</text:p>
          </table:table-cell>
          <table:table-cell table:style-name="ce2" office:value-type="string">
            <text:p>Fech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- Mudanza de la empresa a los tres primeros pisos del edificio nuevo.</text:p>
          </table:table-cell>
          <table:table-cell table:style-name="ce4" office:value-type="string">
            <text:p>Trabajar en los tres primeros pisos disponibles, teniendo a todo el personal trabajando y todos los servicios de telecomunicaciones y servidores completamente funcionales.</text:p>
          </table:table-cell>
          <table:table-cell table:style-name="ce4" office:value-type="string">
            <text:p>4 meses</text:p>
          </table:table-cell>
          <table:table-cell office:value-type="string">
            <text:p>1° Lunes de Noviembr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 Redistribucción de la empresa en los cinco pisos.</text:p>
            <text:p/>
          </table:table-cell>
          <table:table-cell table:style-name="ce3" office:value-type="string">
            <text:p>Trabajar en el edificio, con el mobiliario, las instalaciones,los servidores y el personal totalmente mudado e instalado en los cinco pisos.</text:p>
          </table:table-cell>
          <table:table-cell table:style-name="ce3" office:value-type="string">
            <text:p>2 meses</text:p>
          </table:table-cell>
          <table:table-cell office:value-type="string">
            <text:p>1° Lunes de Enero</text:p>
          </table:table-cell>
        </table:table-row>
      </table:table>
      <table:table table:name="EI" table:style-name="ta1" table:print="false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1" office:value-type="string" table:number-columns-spanned="4" table:number-rows-spanned="1">
            <text:p>SMARTSOF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6" office:value-type="string">
            <text:p>Entrega</text:p>
          </table:table-cell>
          <table:table-cell table:style-name="ce6" office:value-type="string">
            <text:p>Requerimientos Incluidos</text:p>
          </table:table-cell>
          <table:table-cell table:style-name="ce6" office:value-type="string">
            <text:p>¿Que permitirá al usuario?</text:p>
          </table:table-cell>
          <table:table-cell table:style-name="ce6" office:value-type="string">
            <text:p>Fecha/Duración estimada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8" office:value-type="string">
            <text:p>Instalación de redes, telecomunicaciones en los tres primeros pisos.</text:p>
          </table:table-cell>
          <table:table-cell office:value-type="string">
            <text:p>Contar con las instalaciones de telecomunicaciones necesarias en los tres pisos.</text:p>
          </table:table-cell>
          <table:table-cell office:value-type="string">
            <text:p>1 mes y medio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nstalación de servidores en los tres nuevos pisos.</text:p>
          </table:table-cell>
          <table:table-cell office:value-type="string">
            <text:p>Contar con los servidores en los tres nuevos pisos.</text:p>
          </table:table-cell>
          <table:table-cell office:value-type="string">
            <text:p>1 mes y medio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udanza de mobiliario a los tres primeros pisos.</text:p>
          </table:table-cell>
          <table:table-cell office:value-type="string">
            <text:p>Contar con todo el mobiliario instalado listo para utilizarse en los tres primeros pisos.</text:p>
          </table:table-cell>
          <table:table-cell office:value-type="string">
            <text:p>3 semana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Ubicación de todo el personal en los primeros tres pisos.</text:p>
          </table:table-cell>
          <table:table-cell office:value-type="string">
            <text:p>Tener a todo el personal trabajando en los tres primeros pisos.</text:p>
          </table:table-cell>
          <table:table-cell office:value-type="string">
            <text:p>1 semana</text:p>
          </table:table-cell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5" office:value-type="string">
            <text:p>Instalación de redes, telecomunicaciones en los dos últimos pisos pisos.</text:p>
          </table:table-cell>
          <table:table-cell office:value-type="string">
            <text:p>Contar con las instalaciones de telecomunicaciones necesarias en los dos pisos restantes.</text:p>
          </table:table-cell>
          <table:table-cell table:style-name="ce7" office:value-type="string">
            <text:p>2 semanas</text:p>
          </table:table-cell>
        </table:table-row>
        <table:table-row table:style-name="ro6">
          <table:table-cell table:style-name="ce7" office:value-type="float" office:value="6">
            <text:p>6</text:p>
          </table:table-cell>
          <table:table-cell office:value-type="string">
            <text:p>Instalación de servidores en los dos nuevos pisos</text:p>
          </table:table-cell>
          <table:table-cell office:value-type="string">
            <text:p>Contar con los servidores en los dos nuevos pisos.</text:p>
          </table:table-cell>
          <table:table-cell table:style-name="ce7" office:value-type="string">
            <text:p>2 semanas</text:p>
          </table:table-cell>
        </table:table-row>
        <table:table-row table:style-name="ro5">
          <table:table-cell table:style-name="ce7" office:value-type="float" office:value="7">
            <text:p>7</text:p>
          </table:table-cell>
          <table:table-cell office:value-type="string">
            <text:p>Mudanza del mobiliario a los dos últimos pisos.</text:p>
          </table:table-cell>
          <table:table-cell office:value-type="string">
            <text:p>Contar con todo el mobiliario instalado listo para utilizarse en los dos últimos pisos.</text:p>
          </table:table-cell>
          <table:table-cell table:style-name="ce7" office:value-type="string">
            <text:p>3 semanas</text:p>
          </table:table-cell>
        </table:table-row>
        <table:table-row table:style-name="ro5">
          <table:table-cell table:style-name="ce7" office:value-type="float" office:value="8">
            <text:p>8</text:p>
          </table:table-cell>
          <table:table-cell office:value-type="string">
            <text:p>Reubicación del personal en los cinco pisos.</text:p>
          </table:table-cell>
          <table:table-cell office:value-type="string">
            <text:p>Tener a toda la empresa funcionando en los cinco pisos.</text:p>
          </table:table-cell>
          <table:table-cell table:style-name="ce7" office:value-type="string">
            <text:p>1 seman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4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OpenOffice.org/3.2$Linux OpenOffice.org_project/320m12$Build-9483</meta:generator>
    <dc:date>2011-09-13T14:57:34</dc:date>
    <meta:editing-duration>PT01H41M53S</meta:editing-duration>
    <meta:editing-cycles>25</meta:editing-cycles>
    <meta:document-statistic meta:table-count="2" meta:cell-count="53" meta:object-count="0"/>
  </office:meta>
</office:document-meta>
</file>